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dc34" officeooo:paragraph-rsid="0018dc34"/>
    </style:style>
    <style:style style:name="P2" style:family="paragraph" style:parent-style-name="Standard">
      <style:text-properties style:font-name="arial" fo:font-size="12pt" officeooo:rsid="0018dc34" officeooo:paragraph-rsid="0018dc34" style:font-size-asian="12pt" style:font-size-complex="12pt"/>
    </style:style>
    <style:style style:name="P3" style:family="paragraph" style:parent-style-name="Standard">
      <style:text-properties officeooo:rsid="001a098c" officeooo:paragraph-rsid="001a098c"/>
    </style:style>
    <style:style style:name="P4" style:family="paragraph" style:parent-style-name="Standard">
      <style:text-properties officeooo:rsid="001ab975" officeooo:paragraph-rsid="001ab975"/>
    </style:style>
    <style:style style:name="P5" style:family="paragraph" style:parent-style-name="Standard">
      <style:text-properties officeooo:rsid="001ab975" officeooo:paragraph-rsid="001a098c"/>
    </style:style>
    <style:style style:name="P6" style:family="paragraph" style:parent-style-name="Standard">
      <style:text-properties officeooo:rsid="001ab975" officeooo:paragraph-rsid="001c1dcf"/>
    </style:style>
    <style:style style:name="P7" style:family="paragraph" style:parent-style-name="Standard">
      <style:text-properties officeooo:rsid="001c1dcf" officeooo:paragraph-rsid="001c1dcf"/>
    </style:style>
    <style:style style:name="P8" style:family="paragraph" style:parent-style-name="Text_20_body" style:list-style-name="L1">
      <style:text-properties officeooo:paragraph-rsid="0018dc34"/>
    </style:style>
    <style:style style:name="P9" style:family="paragraph" style:parent-style-name="Text_20_body">
      <style:text-properties style:font-name="arial" fo:font-size="12pt" officeooo:rsid="0018dc34" officeooo:paragraph-rsid="0018dc34" style:font-size-asian="12pt" style:font-size-complex="12pt"/>
    </style:style>
    <style:style style:name="P10" style:family="paragraph" style:parent-style-name="Text_20_body" style:list-style-name="L1">
      <style:paragraph-properties fo:margin-top="0cm" fo:margin-bottom="0cm" loext:contextual-spacing="false"/>
      <style:text-properties style:font-name="arial" fo:font-size="12pt" style:font-size-asian="12pt" style:font-size-complex="12pt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officeooo:rsid="001ab975"/>
    </style:style>
    <style:style style:name="T3" style:family="text">
      <style:text-properties officeooo:rsid="001c1dcf"/>
    </style:style>
    <style:style style:name="T4" style:family="text">
      <style:text-properties fo:color="#ff3333" fo:font-style="italic" fo:font-weight="bold" officeooo:rsid="001c1dcf" fo:background-color="#ffffff" loext:char-shading-value="0" style:font-style-asian="italic" style:font-weight-asian="bold" style:font-style-complex="italic" style:font-weight-complex="bold"/>
    </style:style>
    <style:style style:name="T5" style:family="text">
      <style:text-properties fo:color="#009933" fo:font-weight="bold" officeooo:rsid="001c1dcf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latório EP1:</text:p>
      <text:p text:style-name="P2"/>
      <text:p text:style-name="P2">Conjectura de Collatz</text:p>
      <text:p text:style-name="P2"/>
      <text:p text:style-name="P9">Considere a seguinte operação em um número inteiro positivo arbitrário qual que:</text:p>
      <text:list xml:id="list1613521166676035921" text:style-name="L1">
        <text:list-item>
          <text:p text:style-name="P10">Se o número é par, divida-o por 2; </text:p>
        </text:list-item>
        <text:list-item>
          <text:p text:style-name="P8"><text:span text:style-name="T1">Se é ímpar, multiplique-o por 3 e some 1.</text:span></text:p>
        </text:list-item>
      </text:list>
      <text:p text:style-name="P1">Uma conjectura bastante intrigante diz que se aplicarmos repetidas vezes a função acuma em um número interiro, vamos, necessariamente, convergir para 1 ( onde a função é estaionária).</text:p>
      <text:p text:style-name="P1"/>
      <text:p text:style-name="P1"><text:tab/>Tratamento de dados:</text:p>
      <text:p text:style-name="P1"/>
      <text:p text:style-name="P1">Como para cada n ímpar que recebermos teremos que multiplicá-lo por 3 e somar 1, prevê-se que este número, se já arbitrariamente grande, ficará maior ainda, podendo então exceder a capacidade de armazenamento da memório RAM do computador, que é limitada.</text:p>
      <text:p text:style-name="P1">A fim de tratar esse problema foram aplicados dois métodos:</text:p>
      <text:p text:style-name="P1">1) Sabendo que é impossível retardar para sempre o uso total da memória RAM, foi utilizada um tipo de variável que dobrará o valor máximo que seria permitido inicialmente, então, ao invés de se utilizar variávei int, utilizaremos variáveis do tipo long int.</text:p>
      <text:p text:style-name="P1">2) Tratando matemáticamente o problema, se a função f(x) = 3x+1 será utilizada para um k inteiro ímpar, termos então que f(k) = 3k+1, que necessáriamente será um número par, e então em um próximo passo aplicaríamos f(x) = x/2 e então teríamos f(k) = (3k+1)/2 = (3k)/2 + ½ = 1,5k + 0,5.</text:p>
      <text:p text:style-name="P1">Dessa forma, sabendo que utilizar f(x) = 3x+1 fará com que um k ímpar arbitrariamente grande fique muito maior, utilizaremos a função f(x) = 1,5x + 0,5 de forma que cada vez que usada atualizaremos o contador de iterações em 2, pois estamos “adiantando” um passo, mas então teremos que aquele k ímpar arbitrariamente grande não fique tão maior como algo na ordem de 3k e sim metade disso, 1,5k.</text:p>
      <text:p text:style-name="P3">3) A fim de agilizar o processamento dos dados e evitar operações aritméticas repetitivas e portanto desnecessárias será um utilizado um vetor onde cada posição armazenará o próximo valor resultante da função quando o valor daquele índice em questão for posto na função. Dessa forma, se o valor já estiver lá basta olhar qual será o próximo e então ir para a próxima posição até que não exista um valor calculado em uma delas, nesse momento será calculado e armazenado. Assim quando for necessário utilizar um valor que eventualmente já tenha sido calculado basta utilizá-lo no vetor e então teremos o seu resultado e respectivamente a sequencias de numeros que parte dele até chegar em 1.</text:p>
      <text:p text:style-name="P1"/>
      <text:p text:style-name="P1">Novamente, não iremos aqui com esses 2 métodos sanar o problema da limitação física da memória RAM, apenas desejamos retardar ao máximo o seu esgotamento utilizando uma variável com capacidade maior e trabalhando com números razoávelmente menores.</text:p>
      <text:p text:style-name="P1"/>
      <text:p text:style-name="P1">Implementação:</text:p>
      <text:p text:style-name="P1"/>
      <text:p text:style-name="P1"><text:tab/>Na implimentação desse programa utilizamos as seguintes funções com seus respectivos escopos:</text:p>
      <text:p text:style-name="P1"/>
      <text:p text:style-name="P3"><text:tab/>int verifica (int n) : Recebe um inteiro n e verifica se o número recebido é ímpar ou par e então retorna o resultado de f(n) onde f é a função da conjectura de Collatz.</text:p>
      <text:p text:style-name="P3"/>
      <text:p text:style-name="P3"><text:tab/>void imprimeVetor(long int prox[]) : Recebe um vetor de long int e imprimir os elementos desse vetor de forma ordenada.</text:p>
      <text:p text:style-name="P3"><text:soft-page-break/></text:p>
      <text:p text:style-name="P3"><text:tab/>void initVetor(long int prox[], int inic, int fim) : Recebe um vetor de long int, um inteiro inic <text:s/>e outro fim representando respectivamente o início e o fim do intervalo em que a função irá intervir no vetor. Essa função ira inicializar todas as posições do vetor dentro do intervalo [inic,fim[.</text:p>
      <text:p text:style-name="P3"/>
      <text:p text:style-name="P5"><text:tab/>Então o programa se sustenta na utilzação de um vetor que em cada posição guarda o resultado do valor da função aplicada naquele índice, ou seja, cada posição guarda o próximo valor a ser gerado pela função. Dessa forma, uma vez calculada a sequencia toda a partir de um inteiro x, não será necessário calculá-los novamente, basta apenas percorrer o vetor e será possível encontrar a sequência dada pelas posições do vetor. Ex:</text:p>
      <text:p text:style-name="P5"/>
      <text:p text:style-name="P4">x = 16 : 16 → 8 → 4 → 2 → 1</text:p>
      <text:p text:style-name="P4"/>
      <text:p text:style-name="P4"><text:s text:c="4"/>0 <text:s text:c="2"/>1 <text:s/>2 <text:s text:c="2"/>3 <text:s/>4 <text:s text:c="2"/>5 <text:s text:c="2"/>6 <text:s text:c="2"/>7 <text:s text:c="2"/>8 <text:s text:c="2"/>9 10 11 12 13 14 15 16 17</text:p>
      <text:p text:style-name="P6">v[ <text:s text:c="2"/>| <text:s text:c="3"/>| <text:span text:style-name="T3">1</text:span> | <text:s text:c="3"/>| <text:s text:c="3"/>| <text:s text:c="3"/>| <text:s text:c="3"/>| <text:s text:c="3"/>| <text:span text:style-name="T3">4</text:span> <text:s/>| <text:s text:c="3"/>| <text:s text:c="3"/>| <text:s text:c="3"/>| <text:s text:c="3"/>| <text:s text:c="3"/>| <text:s text:c="3"/>| <text:s text:c="3"/>| <text:s/><text:span text:style-name="T3">8</text:span> | <text:s text:c="4"/>]</text:p>
      <text:p text:style-name="P6"/>
      <text:p text:style-name="P7">Para tratar as casa vazias, saberemos que elas estão vaziam quando tiverem o valor -2 nelas, sendo postos no vetor pela função initVetor. E as posições 0 e 1 receberão -1 para se diferirem, pois não são consideradas vazias, mas também não são utilizadas. Então nosso vetor ficará:</text:p>
      <text:p text:style-name="P4"/>
      <text:p text:style-name="P6"><text:s text:c="4"/>0 <text:s text:c="2"/>1 <text:s/>2 <text:s text:c="2"/>3 <text:s/>4 <text:s text:c="2"/>5 <text:s text:c="2"/>6 <text:s text:c="2"/>7 <text:s text:c="2"/>8 <text:s text:c="2"/>9 10 11 12 13 14 15 16 </text:p>
      <text:p text:style-name="P6">v[-<text:span text:style-name="T3">1</text:span>|-<text:span text:style-name="T3">1</text:span>| <text:span text:style-name="T3">1</text:span> |-<text:span text:style-name="T3">2</text:span>|-<text:span text:style-name="T3">2</text:span>|-<text:span text:style-name="T3">2</text:span>|-<text:span text:style-name="T3">2</text:span>|-<text:span text:style-name="T3">2</text:span>|-<text:span text:style-name="T3">2</text:span>| <text:span text:style-name="T3">4 </text:span>|-<text:span text:style-name="T3">2</text:span>|-<text:span text:style-name="T3">2 </text:span>|-<text:span text:style-name="T3">2 </text:span>|-<text:span text:style-name="T3">2 </text:span>|-<text:span text:style-name="T3">2 </text:span>|-<text:span text:style-name="T3">2 </text:span>|-<text:span text:style-name="T3">2 </text:span>|<text:span text:style-name="T3">8 <text:s/></text:span>| ...<text:span text:style-name="T3">]</text:span> <text:s/></text:p>
      <text:p text:style-name="P6"/>
      <text:p text:style-name="P7">E como dito à cima os casos ímpares serão tratados de forma diferente fazendo com que sejam acessadas apenas as posições pares de memória, então, entre um ímpar e o próximo par da sequência que será apontada na segunda interação da função, aqui terá um apontamento direto. Ex:</text:p>
      <text:p text:style-name="P7"/>
      <text:p text:style-name="P7">x = 10: 10 → 5 → <text:span text:style-name="T2">16 → 8 → 4 → 2 → 1</text:span></text:p>
      <text:p text:style-name="P7"/>
      <text:p text:style-name="P6"><text:s text:c="4"/>0 <text:s text:c="2"/>1 <text:s/>2 <text:s text:c="2"/>3 <text:s text:c="2"/>4 <text:s text:c="2"/>5 <text:s text:c="3"/>6 <text:s text:c="3"/>7 <text:s text:c="3"/>8 <text:s text:c="3"/>9 <text:s text:c="2"/>10 <text:s/>1<text:span text:style-name="T3">1</text:span> <text:s/>12 <text:s/>13 <text:s/>14 <text:s text:c="2"/>15 <text:s/>16 </text:p>
      <text:p text:style-name="P6">v[-<text:span text:style-name="T3">1</text:span>|-<text:span text:style-name="T3">1 </text:span>| <text:span text:style-name="T5">1</text:span> |-<text:span text:style-name="T3">2</text:span>| <text:span text:style-name="T5">2 </text:span>| <text:span text:style-name="T4">-2</text:span><text:span text:style-name="T3"> </text:span>| -<text:span text:style-name="T3">2 </text:span>| -<text:span text:style-name="T3">2 </text:span>| <text:span text:style-name="T5">4</text:span><text:span text:style-name="T3"> </text:span>| -<text:span text:style-name="T3">2 </text:span>| <text:span text:style-name="T5">16</text:span><text:span text:style-name="T3"> </text:span>| -<text:span text:style-name="T3">2 </text:span>| -<text:span text:style-name="T3">2 </text:span>| -<text:span text:style-name="T3">2 </text:span>| -<text:span text:style-name="T3">2 </text:span>| -<text:span text:style-name="T3">2 </text:span>| <text:span text:style-name="T5">8</text:span><text:span text:style-name="T3"> <text:s/></text:span>| ...<text:span text:style-name="T3">]</text:span> <text:s/></text:p>
      <text:p text:style-name="P6"/>
      <text:p text:style-name="P7">Note que: o valor na posição v[5] = -2, ou seja, se mantém como se não tivesse sido acessado, assim sendo v[10] = 16 diretamente, e tratamos essa passagem no programa atualizando o contador em 2 nesses cas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1T21:28:09.816147615</meta:creation-date>
    <dc:date>2016-08-21T22:07:51.650743822</dc:date>
    <meta:editing-duration>PT22M49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2" meta:paragraph-count="31" meta:word-count="911" meta:character-count="4979" meta:non-whitespace-character-count="3964"/>
  </office:meta>
</office:document-meta>
</file>